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846cm"/>
    </style:style>
    <style:style style:name="co2" style:family="table-column">
      <style:table-column-properties fo:break-before="auto" style:column-width="9.804cm"/>
    </style:style>
    <style:style style:name="co3" style:family="table-column">
      <style:table-column-properties fo:break-before="auto" style:column-width="3.05cm"/>
    </style:style>
    <style:style style:name="co4" style:family="table-column">
      <style:table-column-properties fo:break-before="auto" style:column-width="3.321cm"/>
    </style:style>
    <style:style style:name="co5" style:family="table-column">
      <style:table-column-properties fo:break-before="auto" style:column-width="2.258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GB"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But it'll perhaps rain cats and dogs to-morrow, as it did yesterday, and then you can't go.</text:p>
          </table:table-cell>
          <table:table-cell office:value-type="string" calcext:value-type="string">
            <text:p>rain cats and dogs</text:p>
          </table:table-cell>
          <table:table-cell/>
          <table:table-cell table:style-name="ce4"/>
        </table:table-row>
        <table:table-row table:style-name="ro2">
          <table:table-cell office:value-type="string" calcext:value-type="string">
            <text:p>Did you never hear that it sometimes rains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 wish it would rain cats and dogs now.</text:p>
          </table:table-cell>
          <table:table-cell office:value-type="string" calcext:value-type="string">
            <text:p>rain cats and dogs</text:p>
          </table:table-cell>
          <table:table-cell table:number-columns-repeated="2"/>
        </table:table-row>
        <table:table-row table:style-name="ro3">
          <table:table-cell office:value-type="string" calcext:value-type="string">
            <text:p>Our folk-lore used to teach us that, according to the number of times the paw went beyond the cat's ear, so would the amount of rain be; while if pussy managed to reach the nape of her neck there would be very much rain, "cats and dogs" in fact.</text:p>
          </table:table-cell>
          <table:table-cell office:value-type="string" calcext:value-type="string">
            <text:p>rain cats and dogs</text:p>
          </table:table-cell>
          <table:table-cell table:number-columns-repeated="2"/>
        </table:table-row>
        <table:table-row table:style-name="ro4">
          <table:table-cell office:value-type="string" calcext:value-type="string">
            <text:p>By no manner of means, Miss Kathleen; it rains cats, dogs, and dairy maids; but it will rain twice harder before it quenches my love for you, if you'll believe m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 have seen it rain cats, dogs, and pitchforks, but I never saw it rain deer.</text:p>
          </table:table-cell>
          <table:table-cell office:value-type="string" calcext:value-type="string">
            <text:p>rain cats and dogs</text:p>
          </table:table-cell>
          <table:table-cell table:number-columns-repeated="2"/>
        </table:table-row>
        <table:table-row table:style-name="ro1">
          <table:table-cell office:value-type="string" calcext:value-type="string">
            <text:p>About a mile straight in the teeth of the wind, and it is raining cats, dogs, marlin-spikes and copper sheathing.</text:p>
          </table:table-cell>
          <table:table-cell office:value-type="string" calcext:value-type="string">
            <text:p>rain cats and dogs</text:p>
          </table:table-cell>
          <table:table-cell table:number-columns-repeated="2"/>
        </table:table-row>
        <table:table-row table:style-name="ro2">
          <table:table-cell office:value-type="string" calcext:value-type="string">
            <text:p>Why, it rains cats and dogs, by Jov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Harry hoped in his heart that it might rain cats, dogs and pitchforks, and was near saying so.</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went on raining cats and dogs all that day, together with watering-carts and hydraulic machine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hope it will rain cats, dogs, and cures for the next four days, and wash away all this confounded snow.</text:p>
          </table:table-cell>
          <table:table-cell office:value-type="string" calcext:value-type="string">
            <text:p>rain cats and dogs</text:p>
          </table:table-cell>
          <table:table-cell table:number-columns-repeated="2"/>
        </table:table-row>
        <table:table-row table:style-name="ro1">
          <table:table-cell office:value-type="string" calcext:value-type="string">
            <text:p>But if it were raining cats, dogs, and pitchforks, I should go through it all for the sake of the interview that is just past.</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s raining cats and dogs - but I mustn't say that, or there'll be no getting you to stay.</text:p>
          </table:table-cell>
          <table:table-cell office:value-type="string" calcext:value-type="string">
            <text:p>rain cats and dogs</text:p>
          </table:table-cell>
          <table:table-cell table:number-columns-repeated="2"/>
        </table:table-row>
        <table:table-row table:style-name="ro1">
          <table:table-cell office:value-type="string" calcext:value-type="string">
            <text:p>So it rains cats and dogs, and the stormy north-west wind in some parts of England is the "cat's nos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Some large, heavy drops plashed on the roof, and it wa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s raining cats and dogs, and the wind is howling as though all the cats and dogs had gone to fighting.</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 noticed a gentleman coming post haste from his country house, about a few hundred years from the canal, with an umbrella - for it was raining "cats and dogs" at the tim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Why, from the clouds, when it rains cats and dogs, you know.</text:p>
          </table:table-cell>
          <table:table-cell office:value-type="string" calcext:value-type="string">
            <text:p>rain cats and dogs</text:p>
          </table:table-cell>
          <table:table-cell table:number-columns-repeated="2"/>
        </table:table-row>
        <table:table-row table:style-name="ro1">
          <table:table-cell office:value-type="string" calcext:value-type="string">
            <text:p>Why there was not a day, if it did not rain cats, dogs, and slugs, arter you first went to furriu parts, as she did not come to look at and water it.</text:p>
          </table:table-cell>
          <table:table-cell office:value-type="string" calcext:value-type="string">
            <text:p>rain cats and dogs</text:p>
          </table:table-cell>
          <table:table-cell table:number-columns-repeated="2"/>
        </table:table-row>
        <table:table-row table:style-name="ro2">
          <table:table-cell office:value-type="string" calcext:value-type="string">
            <text:p>May it rain cats, dogs, pitchfork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s raining cats, dogs, and pitchfork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The young clerk remarked to his superior that it was 'raining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might rain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know sir John will go, though he was sure it would rain cats and dogs: but pray stay, sir John; you'll be time enough to go to bed by candlelight.</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t was raining cats and dogs — as some loose genius has discovered to describe it — when Parson Short, drenched and almost sodden to the bone, rode up the lane from the village to his hom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is raining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t was a "watery moon," I have reason to think; for when I awoke the next morning, much battered with visionary conflicts with the doll, I found that it was raining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rains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You knew I was going out tomorrow, and you thought to prevent my doing so: but you won't - you won't; for I'll go out - if it should rain cats, dogs, and pitchforks with the points downward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Did you never hear that it sometimes rains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f it doesn't rain cats and dogs sometimes," says Hattie, "how do the Skye-terriers get here? That's what I want to know."</text:p>
          </table:table-cell>
          <table:table-cell office:value-type="string" calcext:value-type="string">
            <text:p>rain cats and dogs</text:p>
          </table:table-cell>
          <table:table-cell table:number-columns-repeated="2"/>
        </table:table-row>
        <table:table-row table:style-name="ro1">
          <table:table-cell office:value-type="string" calcext:value-type="string">
            <text:p>He never would take compassion on a woman so far as to let her ride inside, though it should rain cats, dogs, and hedgeh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You must stay, ” grumbled the man, “if it rain cats and dogs, till I can get at it.”</text:p>
          </table:table-cell>
          <table:table-cell office:value-type="string" calcext:value-type="string">
            <text:p>rain cats and dogs</text:p>
          </table:table-cell>
          <table:table-cell table:number-columns-repeated="2"/>
        </table:table-row>
        <table:table-row table:style-name="ro2">
          <table:table-cell office:value-type="string" calcext:value-type="string">
            <text:p>So it was not cats and dogs that it was raining, after all!</text:p>
          </table:table-cell>
          <table:table-cell office:value-type="string" calcext:value-type="string">
            <text:p>rain cats and dogs</text:p>
          </table:table-cell>
          <table:table-cell table:number-columns-repeated="2"/>
        </table:table-row>
        <table:table-row table:style-name="ro4">
          <table:table-cell office:value-type="string" calcext:value-type="string">
            <text:p>Soon it was raining cats and dogs; and, strange to relate, the tent became full of little frogs, jumping all over us, and climbing up the sides of the canva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was raining cats and dogs, and it did not look at all like stopping.</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was raining cats and dogs, and hunting would have been next to impossibl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can put up even with rain, provided that it rains cats and dogs; but something of the sort I must hav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f you wish to keep your health, let it rain cats and dogs, or blow high and low, never miss a good walk or a run of an hour or so.</text:p>
          </table:table-cell>
          <table:table-cell office:value-type="string" calcext:value-type="string">
            <text:p>rain cats and dogs</text:p>
          </table:table-cell>
          <table:table-cell table:number-columns-repeated="2"/>
        </table:table-row>
        <table:table-row table:style-name="ro1">
          <table:table-cell office:value-type="string" calcext:value-type="string">
            <text:p>On reaching the end of the street, I found it was raining cats and dogs - a regular flood.</text:p>
          </table:table-cell>
          <table:table-cell office:value-type="string" calcext:value-type="string">
            <text:p>rain cats and dogs</text:p>
          </table:table-cell>
          <table:table-cell table:number-columns-repeated="2"/>
        </table:table-row>
        <table:table-row table:style-name="ro2">
          <table:table-cell office:value-type="string" calcext:value-type="string">
            <text:p>No wonder, Miss Fatima, when it rains cats and dogs like it does now.</text:p>
          </table:table-cell>
          <table:table-cell office:value-type="string" calcext:value-type="string">
            <text:p>rain cats and dogs</text:p>
          </table:table-cell>
          <table:table-cell table:number-columns-repeated="2"/>
        </table:table-row>
        <table:table-row table:style-name="ro2">
          <table:table-cell office:value-type="string" calcext:value-type="string">
            <text:p>You can't stir, it'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But though it should rain cats and dogs elsewhere, the glass you look in always points to "fair."</text:p>
          </table:table-cell>
          <table:table-cell office:value-type="string" calcext:value-type="string">
            <text:p>rain cats and dogs</text:p>
          </table:table-cell>
          <table:table-cell table:number-columns-repeated="2"/>
        </table:table-row>
        <table:table-row table:style-name="ro2">
          <table:table-cell office:value-type="string" calcext:value-type="string">
            <text:p>"Why, it's raining cats and dogs!" I said.</text:p>
          </table:table-cell>
          <table:table-cell office:value-type="string" calcext:value-type="string">
            <text:p>rain cats and dogs</text:p>
          </table:table-cell>
          <table:table-cell table:number-columns-repeated="2"/>
        </table:table-row>
        <table:table-row table:style-name="ro5">
          <table:table-cell office:value-type="string" calcext:value-type="string">
            <text:p>But though we in this nineteenth century, are in the habit occasionally of using the homely phrase, “It rains cats and dogs” we are afraid that if a shower of much less important animals were to take place, may of us not with standing our increased intelligence, would look upon the phenomenon with feelings not very different from those of our ancestor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You are right, old fellow; it rains cats and dogs.</text:p>
          </table:table-cell>
          <table:table-cell office:value-type="string" calcext:value-type="string">
            <text:p>rain cats and dogs</text:p>
          </table:table-cell>
          <table:table-cell table:number-columns-repeated="2"/>
        </table:table-row>
        <table:table-row table:style-name="ro3">
          <table:table-cell office:value-type="string" calcext:value-type="string">
            <text:p>You good folks in England apostrophize the bad weather because you are detained at home, now in such a case we have no such cause of complaint; as, should it rain cats and dogs, or rats and mice into the bargain, we have no right to suppose it will keep the French at hom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A very small joke goes a long way at the covert-side in Ireland, even when it is raining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was raining cats and dogs, sure enough.</text:p>
          </table:table-cell>
          <table:table-cell office:value-type="string" calcext:value-type="string">
            <text:p>rain cats and dogs</text:p>
          </table:table-cell>
          <table:table-cell table:number-columns-repeated="2"/>
        </table:table-row>
        <table:table-row table:style-name="ro2">
          <table:table-cell office:value-type="string" calcext:value-type="string">
            <text:p>But it "rains cats and dogs," and you're fairly wet through.</text:p>
          </table:table-cell>
          <table:table-cell office:value-type="string" calcext:value-type="string">
            <text:p>rain cats and dogs</text:p>
          </table:table-cell>
          <table:table-cell table:number-columns-repeated="2"/>
        </table:table-row>
        <table:table-row table:style-name="ro2">
          <table:table-cell office:value-type="string" calcext:value-type="string">
            <text:p>Agreed, especially as it is about to rain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Well an' good - while we wor goin' through the fields, it biggun to rain cats an' dogs upon us, an' we got under a big black thorn hedge for shelter."</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 once heard my master say something about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The morning looked very “dirty,” as the sailors say; and we had not gone more than four miles when it came on to rain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Should it rain cats and dogs I'll not stay in this spot," so he scampered off spite of the weather.</text:p>
          </table:table-cell>
          <table:table-cell office:value-type="string" calcext:value-type="string">
            <text:p>rain cats and dogs</text:p>
          </table:table-cell>
          <table:table-cell table:number-columns-repeated="2"/>
        </table:table-row>
        <table:table-row table:style-name="ro1">
          <table:table-cell office:value-type="string" calcext:value-type="string">
            <text:p>You never saw such pelting in your life; no, not even when St. Swithin took it into her watery head to rain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mustn"t rain cats and dogs—that"s as bad as no rain at all.</text:p>
          </table:table-cell>
          <table:table-cell office:value-type="string" calcext:value-type="string">
            <text:p>rain cats and dogs</text:p>
          </table:table-cell>
          <table:table-cell table:number-columns-repeated="2"/>
        </table:table-row>
        <table:table-row table:style-name="ro3">
          <table:table-cell office:value-type="string" calcext:value-type="string">
            <text:p>While I was yet standing in the street, and making the remarkable discovery that I was wet through, and rather thinking that it must have been raining cats and dogs ever since I had been out, some one came and laid his hand upon my shoulder, and, looking up, I saw Erne Hillyar.</text:p>
          </table:table-cell>
          <table:table-cell office:value-type="string" calcext:value-type="string">
            <text:p>rain cats and dogs</text:p>
          </table:table-cell>
          <table:table-cell table:number-columns-repeated="2"/>
        </table:table-row>
        <table:table-row table:style-name="ro1">
          <table:table-cell office:value-type="string" calcext:value-type="string">
            <text:p>So I drove him in my keb all the way down here, and it’s raining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Dear me, here's a situation we are in, why it's raining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t was raining cats and dogs when we left, and continued to do so (with an occasional variation of "kittens and puppies," and a rare interlude of drizzle) all night.</text:p>
          </table:table-cell>
          <table:table-cell office:value-type="string" calcext:value-type="string">
            <text:p>rain cats and dogs</text:p>
          </table:table-cell>
          <table:table-cell table:number-columns-repeated="2"/>
        </table:table-row>
        <table:table-row table:style-name="ro3">
          <table:table-cell office:value-type="string" calcext:value-type="string">
            <text:p>This is the usual friendly salutation when it is raining what the Scots denominate an even-down-pour, what the Americans call stoning rain, what the Cornish very expressively term lashing, and what is vulgarly denominated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Twas beginning to rain cats and dogs </text:p>
          </table:table-cell>
          <table:table-cell office:value-type="string" calcext:value-type="string">
            <text:p>rain cats and dogs</text:p>
          </table:table-cell>
          <table:table-cell table:number-columns-repeated="2"/>
        </table:table-row>
        <table:table-row table:style-name="ro2">
          <table:table-cell office:value-type="string" calcext:value-type="string">
            <text:p>Yea, of a surety, the white could make it rain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You go outside - <text:s/>it is raining cats and dogs - you take off your coat and your hat and <text:s/>you walk through the rain, and after several hours come back to me.</text:p>
          </table:table-cell>
          <table:table-cell office:value-type="string" calcext:value-type="string">
            <text:p>rain cats and dogs</text:p>
          </table:table-cell>
          <table:table-cell table:number-columns-repeated="2"/>
        </table:table-row>
        <table:table-row table:style-name="ro3">
          <table:table-cell office:value-type="string" calcext:value-type="string">
            <text:p>On Monday morning when it was raining "cats and dogs" and there were no telephones in service, the job of repairing so vast an electrical distribution system with such a small crew seemed quite as impossible as was David's fight with Goliath.</text:p>
          </table:table-cell>
          <table:table-cell office:value-type="string" calcext:value-type="string">
            <text:p>rain cats and dogs</text:p>
          </table:table-cell>
          <table:table-cell table:number-columns-repeated="2"/>
        </table:table-row>
        <table:table-row table:style-name="ro1">
          <table:table-cell office:value-type="string" calcext:value-type="string">
            <text:p>The notion is embodied in the current expression that "it is raining cats and dogs, and old women."</text:p>
          </table:table-cell>
          <table:table-cell office:value-type="string" calcext:value-type="string">
            <text:p>rain cats and dogs</text:p>
          </table:table-cell>
          <table:table-cell table:number-columns-repeated="2"/>
        </table:table-row>
        <table:table-row table:style-name="ro2">
          <table:table-cell office:value-type="string" calcext:value-type="string">
            <text:p>Can't you see that it is raining cats and dogs outsid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never saw it rain cats and dogs , but if it ever did or could rain cats and dogs , I am sure it would have done it then.</text:p>
          </table:table-cell>
          <table:table-cell office:value-type="string" calcext:value-type="string">
            <text:p>rain cats and dogs</text:p>
          </table:table-cell>
          <table:table-cell table:number-columns-repeated="2"/>
        </table:table-row>
        <table:table-row table:style-name="ro1">
          <table:table-cell office:value-type="string" calcext:value-type="string">
            <text:p>Down the elevator to further disappointment - raining cats and dogs, coming down in bucket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Yes, it’s raining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 don't mean it's really raining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was raining cats and dogs with no sign of a let up for some time.</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 was reduced to bitter tears because we couldn't go to the Zoo with my father, who announced to a discomfited band that "it was pouring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How it doth fare with a man on whom evil fortune doth rain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it raining cats and dogs - a furious rain.</text:p>
          </table:table-cell>
          <table:table-cell office:value-type="string" calcext:value-type="string">
            <text:p>rain cats and dogs</text:p>
          </table:table-cell>
          <table:table-cell table:number-columns-repeated="2"/>
        </table:table-row>
        <table:table-row table:style-name="ro1">
          <table:table-cell office:value-type="string" calcext:value-type="string">
            <text:p>Every time I make a landing it seems to pour cats and dogs and I have to get my cameras rebuilt</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poured cats and dogs all night and after a while our bags began to take in a bit of water.</text:p>
          </table:table-cell>
          <table:table-cell office:value-type="string" calcext:value-type="string">
            <text:p>rain cats and dogs</text:p>
          </table:table-cell>
          <table:table-cell table:number-columns-repeated="2"/>
        </table:table-row>
        <table:table-row table:style-name="ro1">
          <table:table-cell office:value-type="string" calcext:value-type="string">
            <text:p>There is a thunderstorm on and its pouring cats and dogs upon our Army, so possibly Fritz will stay at home tonight </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t would have been lovely if it hadn’t happened to pour cats and dogs in the morning, and we all had to sit about on mats, which, of course, entirely destroyed the woodland glade feeling.</text:p>
          </table:table-cell>
          <table:table-cell office:value-type="string" calcext:value-type="string">
            <text:p>rain cats and dogs</text:p>
          </table:table-cell>
          <table:table-cell table:number-columns-repeated="2"/>
        </table:table-row>
        <table:table-row table:style-name="ro4">
          <table:table-cell office:value-type="string" calcext:value-type="string">
            <text:p>She did not like the idea of taking her first ride on the back of a donkey or any other four-footed animal, up a mountain trail; and hoped it would pour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ll hold off till the last minute and then pour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will pour cats and dogs in the morning,” he said to himself, and then he laughed.</text:p>
          </table:table-cell>
          <table:table-cell office:value-type="string" calcext:value-type="string">
            <text:p>rain cats and dogs</text:p>
          </table:table-cell>
          <table:table-cell table:number-columns-repeated="2"/>
        </table:table-row>
        <table:table-row table:style-name="ro2">
          <table:table-cell office:value-type="string" calcext:value-type="string">
            <text:p>"She said she was going to walk, and it's going to pour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Let it pour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rained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Looks's if it'd pour down cats and dogs any minut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Either some unlooked for commotion will put a stop to it in a different manner, or it will ‘pour cats and dogs' within three days at most.</text:p>
          </table:table-cell>
          <table:table-cell office:value-type="string" calcext:value-type="string">
            <text:p>rain cats and dogs</text:p>
          </table:table-cell>
          <table:table-cell table:number-columns-repeated="2"/>
        </table:table-row>
        <table:table-row table:style-name="ro3">
          <table:table-cell office:value-type="string" calcext:value-type="string">
            <text:p>The poor old fellow between pain and terror (for the extraordinary attack seemed to him supernatural) was quite dazed; for although the heavens occasionally pour cats and dogs, the clouds have not as yet been known to discharge brandy bottle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s going to pour cats and dogs soon.</text:p>
          </table:table-cell>
          <table:table-cell office:value-type="string" calcext:value-type="string">
            <text:p>rain cats and dogs</text:p>
          </table:table-cell>
          <table:table-cell table:number-columns-repeated="2"/>
        </table:table-row>
        <table:table-row table:style-name="ro3">
          <table:table-cell office:value-type="string" calcext:value-type="string">
            <text:p>It was generally raining or foggy or blowing great guns from the nor'-nor' est, and if it happened to be fine to-day that only made it all te more probably that it would pour cats and dogs tomorrow morning after breakfast just when you wanted to go out.</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ll prowl in these parts every day, when it doesn't pour cats and dogs," Thornly explained.</text:p>
          </table:table-cell>
          <table:table-cell office:value-type="string" calcext:value-type="string">
            <text:p>rain cats and dogs</text:p>
          </table:table-cell>
          <table:table-cell table:number-columns-repeated="2"/>
        </table:table-row>
        <table:table-row table:style-name="ro3">
          <table:table-cell office:value-type="string" calcext:value-type="string">
            <text:p>But it came ter blow, an’ ter pour cats and dogs, an’ I was nigh washed out o’ the buggy, besides losin’ my way and gettin’ inter ditches and puddles, and I hed to stop at Staples’ Half-Way House and put up for the night.</text:p>
          </table:table-cell>
          <table:table-cell office:value-type="string" calcext:value-type="string">
            <text:p>rain cats and dogs</text:p>
          </table:table-cell>
          <table:table-cell table:number-columns-repeated="2"/>
        </table:table-row>
        <table:table-row table:style-name="ro1">
          <table:table-cell office:value-type="string" calcext:value-type="string">
            <text:p>"Charley," quoth he, "it's come on to pour cats and dogs, and I promised Dynevor to go out with him after colleg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s going to pour cats and dogs in a minut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s going to pour cats and dogs again, by the look of the sky.”</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 awoke in the night, and it was raining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Then you will go, I suppose, if it rains cats and dogs?</text:p>
          </table:table-cell>
          <table:table-cell office:value-type="string" calcext:value-type="string">
            <text:p>rain cats and dogs</text:p>
          </table:table-cell>
          <table:table-cell table:number-columns-repeated="2"/>
        </table:table-row>
        <table:table-row table:style-name="ro3">
          <table:table-cell office:value-type="string" calcext:value-type="string">
            <text:p>Mr. Arden declared at breakfast that Lizzie and Jonnie's tongues pattered as fast as the rain, and everybody had a good laugh at Tiny, who came down from the nursery reporting that Emma said it was raining cats and dogs, and might she please have one puppy?</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n England, when we talk of its "raining cats and dogs," we may pretend to ourselves that we mean nothing more than that the tempest rages with the noise and fury of cats and dogs fighting.</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ll hold off till the last minute and then pour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So the man had turned to his cats and dogs and dead things, whose beauty was not marred by human faults and falseness.</text:p>
          </table:table-cell>
          <table:table-cell office:value-type="string" calcext:value-type="string">
            <text:p>none</text:p>
          </table:table-cell>
          <table:table-cell/>
          <table:table-cell table:style-name="ce4"/>
        </table:table-row>
        <table:table-row table:style-name="ro2">
          <table:table-cell office:value-type="string" calcext:value-type="string">
            <text:p>Cats and dogs are bound to bring fleas into the household.</text:p>
          </table:table-cell>
          <table:table-cell office:value-type="string" calcext:value-type="string">
            <text:p>none</text:p>
          </table:table-cell>
          <table:table-cell table:number-columns-repeated="2"/>
        </table:table-row>
        <table:table-row table:style-name="ro1">
          <table:table-cell office:value-type="string" calcext:value-type="string">
            <text:p>Shanties will be elevated above the ground sufficiently to enable cats and dogs, the natural enemies of rats, to run beneath them.</text:p>
          </table:table-cell>
          <table:table-cell office:value-type="string" calcext:value-type="string">
            <text:p>none</text:p>
          </table:table-cell>
          <table:table-cell table:number-columns-repeated="2"/>
        </table:table-row>
        <table:table-row table:style-name="ro2">
          <table:table-cell office:value-type="string" calcext:value-type="string">
            <text:p>Keep the cats and dogs free by dusting into the hairs insect powder.</text:p>
          </table:table-cell>
          <table:table-cell office:value-type="string" calcext:value-type="string">
            <text:p>none</text:p>
          </table:table-cell>
          <table:table-cell table:number-columns-repeated="2"/>
        </table:table-row>
        <table:table-row table:style-name="ro2">
          <table:table-cell office:value-type="string" calcext:value-type="string">
            <text:p>Must be kept away from children, cats and dogs.</text:p>
          </table:table-cell>
          <table:table-cell office:value-type="string" calcext:value-type="string">
            <text:p>none</text:p>
          </table:table-cell>
          <table:table-cell table:number-columns-repeated="2"/>
        </table:table-row>
        <table:table-row table:style-name="ro1">
          <table:table-cell office:value-type="string" calcext:value-type="string">
            <text:p>Scotch fishermen declare that if the cat sneeze or licks <text:s/>her paws, rain will surely come.</text:p>
          </table:table-cell>
          <table:table-cell office:value-type="string" calcext:value-type="string">
            <text:p>none</text:p>
          </table:table-cell>
          <table:table-cell table:number-columns-repeated="2"/>
        </table:table-row>
        <table:table-row table:style-name="ro1">
          <table:table-cell office:value-type="string" calcext:value-type="string">
            <text:p>City fathers of Tenafly, N. J., woke up a few months ago to their lack of regulations governing cats and dogs as complaints began to pour in.</text:p>
          </table:table-cell>
          <table:table-cell office:value-type="string" calcext:value-type="string">
            <text:p>none</text:p>
          </table:table-cell>
          <table:table-cell table:number-columns-repeated="2"/>
        </table:table-row>
        <table:table-row table:style-name="ro4">
          <table:table-cell office:value-type="string" calcext:value-type="string">
            <text:p>Ah, true sisters of mercy, whom the world sneers at as “old maids," if you pour out on cats and dogs and parrots a little of the love which is yearning to spend itself on children of your own flesh and blood!</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Dogs and cats feel lazy and drowsy at the approach of rain.</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They are also the easiest to keep – not excepting dogs and cat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If a cat lies on its head, it will rain.</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When cats wash their ears more than usual, rain is at hand.</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Others, like cats and dogs, walk on their toes, and are called digitigrada, from digitus a toe or finger, and grada footstep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Iritis seldom exists by itself in cats and dogs, but the iris becomes involved in the inflammatory processes that are associated with distemper.</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I am a little puppy, and I want to tell you about the first rain I ever saw.</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Freia-Holda, in the German tales, often appears surrounded by cats and dog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Suppose, now, in the council of cats and dogs called to consider what should be done with the eagle, the following colloquy has been had.</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Should there be any difference in the treatment of cats and dog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There is a tradition in the parish that money was given in the first instance to cats and dog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And indoors she had more pets, in which she could claim more or less of personal property, cats and dogs, a caged blackbird, a jackdaw with clipped wings, that generally hopped about outside the house, but had been driven within doors by stress of weather; her rabbits, whose hutch, on the same plea, had been removed from the woodshed to the greater shelter of the back kitchen ; and a little orphan, early-dropped lamb, which was being brought up by hand in the main kitchen, where it had a cosy couch of hay and flannel.</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Bronchitis in dogs and cats is distinguished from pleurisy and pneumonia by the rattling sounds in breathing over a surfac of loose and thickened mucus and broken down epithelium.</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Unless the cats would join in this general attack, the dogs determined they would have no patrol at all.</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In killing creatures vile, as cats and dog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He too manifested the same extraordinary affection far exceeding that of the dog, and while we had him we never had a mouse or a black-beetle.</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Do Chinamen really eat rats, cats, and dog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In this respect they differ from both the cats and dogs, and agree with them in being digitigrade.</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When she begins to talk about cats and dogs, tell her, as she seems to be so very fond of them, you will send her a good litter, which you must forthwith do.</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Let us now introduce the symbols c and d as abbreviations for cats and dogs respectively.</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During the Sparrow's subsequent illness, the Cat watched over it with great tendernes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My brother’s dogs are wretched.</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The streets were swarming with people; men and women, carriages and horses, even dogs and cats, met us every moment.</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In thousands of households cats and dogs live together, not only without quarreling but on really friendly term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Upon the same two dogs, two cats, two men, and boy, similar and repeated experiments were made; the cold extract being put into one, the hot extract into the other eye.</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One of the most prominent vivisectors of Massachusetts, when asked in the state house last year where the cats and dogs came from on which his laboratory operated, replied: "I do not know."</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The dogs are not as sharp &amp; do not have the cushion which the cat has to protect them; then the dog has on thum like claw which the cat does not have</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A great many cats sneak about the garden and in the bushes, looking for birds' nest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The cat had caught the sparrow.</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I think I am justified in saying that I know cat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Wild cats were kept by our ancient king for hunting.</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The officers who had the charge of these cats, seem to have had appointments of equal consequence with the masters of the king’s hounds – they were called cat-at-ore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Huddersford brings cats from the flood, and relates an anecdote which he said he had from the Talmud,” in which it s gravely asserted that cats were with Noah in the ark, and that they were the last to go in and the last to go out, owing, as he says, to the abhorrence which cats have of wetting their feet.</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But I can not have so man-y cats a-bout the house," said his moth-er, "and I must give these young ones a-way as soon as they are large e-nough."</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But it may, perhaps, be agreeable to our little readers, from good will to Puss, to hear somewhat about cats in general.</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One is reminded of a cat, shaking from its paw a drop of the water into which it has been unfortunately obliged to step.</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When a child or savage (or for that matter a dog or cat) first sees his face in a glass, he is very likely to be deceived, by the resemblance between what he now sees and another person’s face seen through a frame or opening, into thinking that he is looking at a face situated behind the plane of the mirror.</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It cannot, for instance, think ‘This is a dog’, when the object before it is a cat.</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But if it can do that, we want toknow how it does it, when a cat cannot (for you can never teach a cat what you mean by pointing), and, if so, why it cannot (as in fact it does) ‘tumble’ in the same way to English.</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A dog will snap at a man because it is afraid of him; and the best way to make a dog bite you is to feel frightened of it.</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However successfully you think you are concealing your nervousness, the dog feels it; or rather he feels the nervousness in himself which he has thus caught from you.</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Terror in a rabbit will communicate itself to a pursuing dog not as terror but as a desire to kill, for a dog has the psychical ‘nature’ of a hunting animal.</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Every one knows that dogs chase cats because cats run away; the cat’s exhibition of fear produces in the dog, not an argument running thus: ‘this cat is afraid of me; it evidently thinks I can kill it, so I suppose I can; here goes’, but an immediate response in the shape of aggressive emotion.</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I am not raising the question whether it is true, as the Greeks thought, that there are natural kinds, and that what we call a dog is something that is trying to be a dog.</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For all my present argument is concerned, either that view may be true (in which case dogs can be good or bad in themselves), or the alternative view may be true, that the idea of a dog is only a way in which we choose to classify the things we come across, in which case dogs can be good or bad only in relation to u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Mr. Harrison wanted to get rid of his dog.”</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Dogs are TOO good and unselfish.”</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I have never liked cats," said Mrs. Gardner remotely.</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I dream of a home with a hearth–fire in it, a cat and dog, the footsteps of friends—and YOU!"</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If they had been spiteful cats I wouldn't have minded them.”</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As for cats—well, surely ALL the Kingsport cats can't congregate there at night, but half of them must.</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I adore cats on hearth rugs, snoozing before nice, friendly fires, but cats in back yards at midnight are totally different animal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The first night I was here I cried all night, and so did the cat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As for color, if a once black cat had been well and thoroughly singed the result would have resembled the hue of this waif's thin, draggled, unsightly fur.</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Ugh, get down. I like decent cats reasonably well; but I don't like beasties of your complexion."</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But you needn't try to make us believe you can chloroform a cat," laughed Anne.</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I couldn't go to any of the places I've been invited and take those three cats," she said.</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But cats are gloriously human.”</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Marilla detests cats, and Davy would tease his life out.”</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Cats, it is well known, are so much like tigers in form, that they tell part for part with each other, when dissected.</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These nineteen dogs were compared in various ways with nineteen other dogs chosen for the purpose of experiment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The natural food of the dog is flesh, and it is found that those in a wild state prefer it to every other kind of nutriment.</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This is by no means an uncommon complaint in dog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This dog was the terror of all the cats in the neighbourhood, and most of all, of the flour-dealer's; so often has he chased her, and so often experienced the bitter disappointment of seeing her climbing up the posts of the shop, and then spitting at him from the top of the shed.</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It is not uncommon for dogs to be troubled with warts on some parts of the body.</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Winds blowing from the east or north, or from directions between those points, are found to be the winds least likely to be followed by rain.</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When the sky is shut up, and there is no rain, because they have sinned against you; if they pray toward this place, and confess your name, and turn from their sin, when you afflict them: </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It rained heavily all the way to Bright River, to branch line train from Carmody did not connect with the boat train.</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When the east wind blows I always think of sorrowful rain on the eaves and sad waves on a gray shore.”</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It is not likely to rain so heavily very long."</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A pouring rainy night like this, coming after a hard day's grind, would squelch any one but a Mark Tapley.”</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Some nights I like the rain—I like to lie in bed and hear it pattering on the roof and drifting through the pine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The roof leaked and the rain came pattering down on my bed.”</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The rain was beating down over the shivering field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He'll reach Echo Lodge before the rain gets very heavy, I think.”</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And oh, if only that dismal rain would stop pouring down as if the whole world were weeping over summer vanished and joys departed!</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It was absolutely insufferable in rain.</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At the tea table Mrs. Douglas gracefully asked Janet to pour the tea.</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Oh, I do wish it would rain soon," sighed Anne.</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Fortunately it rained last Sunday, so there's plenty of clean dishe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Uncle Abe predicted rain for the middle of the week, and ever since the big storm I can't help believing there's a good deal in what Uncle Abe say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It did not rain, though it kept on looking as if it meant to.</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If it only doesn't actually rain, a cool, pearly gray day like this would really be nicer than hot sunshine."</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In three minutes every pane in the west and north windows was broken and the hail poured in through the apertures covering the floor with stones, the smallest of which was as big as a hen's egg.</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fare. Anne poured the tea and she and Paul had a very merry meal in the dim old sitting room whose windows were open to the gulf breezes, and they talked so much "nonsense" that Mary Joe was quite scandalized and told Veronica the next evening that "de school mees" was as queer as Paul.</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The other culprit was Anthony Pye, who poured the last drops of water from his slate bottle down the back of Aurelia Clay's neck.</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One step beyond this type of case brings us to cases in which ‘savages’ believe, or seem to believe, that magic can do things which we ‘civilized’ men believe to be impossible, like making rain or stopping earthquake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I think I am looking at rain (though certainly I can see no drops of it) lit by the sunlight and breaking its whiteness into colour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He will hear the mother not enunciating single words to her child, but pouring out a flood of talk mostly devoted not to the naming of certain things but to the expression of her pleasure in its society."</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On Saturday it rained and she worked herself up into such a frantic state lest it should keep on raining until and over Wednesday that Marilla made her sew an extra patchwork square by way of steadying her nerve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The next day was Sunday and as the rain poured down in torrents from dawn till dusk Anne did not stir abroad from Green Gables.</text:p>
          </table:table-cell>
          <table:table-cell office:value-type="string" calcext:value-type="string">
            <text:p>none</text:p>
          </table:table-cell>
          <table:table-cell table:number-columns-repeated="2"/>
        </table:table-row>
        <table:table-row table:style-name="ro2">
          <table:table-cell table:style-name="Default" office:value-type="string" calcext:value-type="string">
            <text:p>The rain came drizzling down that night.</text:p>
          </table:table-cell>
          <table:table-cell office:value-type="string" calcext:value-type="string">
            <text:p>none</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5">00/00/0000</text:date>, <text:time style:data-style-name="N2" text:time-value="11:19:39.0058827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2T12:02:55.229586882</meta:creation-date>
    <dc:date>2021-03-05T11:20:01.904141858</dc:date>
    <meta:editing-duration>P1DT11H35S</meta:editing-duration>
    <meta:editing-cycles>244</meta:editing-cycles>
    <meta:generator>LibreOffice/6.4.6.2$Linux_X86_64 LibreOffice_project/40$Build-2</meta:generator>
    <meta:document-statistic meta:table-count="1" meta:cell-count="402" meta:object-count="0"/>
  </office:meta>
</office:document-meta>
</file>